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274cm" fo:min-width="3.945cm"/>
    </style:style>
    <style:style style:name="gr2" style:family="graphic" style:parent-style-name="standard">
      <style:graphic-properties svg:stroke-color="#000000" draw:fill-color="#ffffff" draw:textarea-horizontal-align="justify" draw:textarea-vertical-align="middle" draw:auto-grow-height="false" fo:min-height="1.563cm" fo:min-width="2.571cm" fo:wrap-option="no-wrap"/>
    </style:style>
    <style:style style:name="gr3" style:family="graphic" style:parent-style-name="objectwithoutfill">
      <style:graphic-properties svg:stroke-color="#000000" draw:marker-end="Arrow" draw:marker-end-width="0.3cm" draw:fill="solid" draw:fill-color="#ffffff" draw:textarea-vertical-align="middle"/>
    </style:style>
    <style:style style:name="gr4" style:family="graphic" style:parent-style-name="standard">
      <style:graphic-properties svg:stroke-color="#000000" draw:fill-color="#ffffff" draw:textarea-horizontal-align="justify" draw:textarea-vertical-align="middle" draw:auto-grow-height="false" fo:min-height="1.148cm" fo:min-width="2.359cm"/>
    </style:style>
    <style:style style:name="gr5" style:family="graphic" style:parent-style-name="standard">
      <style:graphic-properties draw:stroke="none" svg:stroke-color="#000000" draw:fill="none" draw:fill-color="#ffffff" fo:min-height="0.258cm"/>
    </style:style>
    <style:style style:name="gr6" style:family="graphic" style:parent-style-name="standard">
      <style:graphic-properties svg:stroke-color="#000000" draw:fill-color="#ffffff" draw:textarea-horizontal-align="justify" draw:textarea-vertical-align="middle" draw:auto-grow-height="false" fo:min-height="0.958cm" fo:min-width="2.549cm"/>
    </style:style>
    <style:style style:name="P1" style:family="paragraph">
      <style:paragraph-properties fo:text-align="center"/>
    </style:style>
    <style:style style:name="P2" style:family="paragraph">
      <loext:graphic-properties draw:fill-color="#ffffff"/>
      <style:paragraph-properties fo:text-align="center"/>
      <style:text-properties fo:font-size="11pt" style:font-size-asian="11pt" style:font-size-complex="11pt"/>
    </style:style>
    <style:style style:name="P3" style:family="paragraph">
      <loext:graphic-properties draw:fill="solid" draw:fill-color="#ffffff"/>
      <style:paragraph-properties fo:text-align="center"/>
      <style:text-properties fo:font-size="11pt" style:font-size-asian="11pt" style:font-size-complex="11pt"/>
    </style:style>
    <style:style style:name="P4" style:family="paragraph">
      <loext:graphic-properties draw:fill="none" draw:fill-color="#ffffff"/>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445cm" svg:height="1.524cm" svg:x="8.62cm" svg:y="4.81cm">
          <text:p text:style-name="P1"><text:span text:style-name="T1">speechstamp</text:span></text:p>
          <draw:enhanced-geometry svg:viewBox="0 0 21600 21600" draw:glue-points="10800 0 0 10800 10800 21600 21600 10800" draw:type="flowchart-process" draw:enhanced-path="M 0 0 L 21600 0 21600 21600 0 21600 0 0 Z N"/>
        </draw:custom-shape>
        <draw:custom-shape draw:style-name="gr2" draw:text-style-name="P2" xml:id="id2" draw:id="id2" draw:layer="layout" svg:width="4.699cm" svg:height="2.794cm" svg:x="8.493cm" svg:y="10.652cm">
          <text:p text:style-name="P1"><text:span text:style-name="T1">brok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3" draw:layer="layout" svg:x1="10.843cm" svg:y1="6.334cm" svg:x2="10.842cm" svg:y2="10.652cm" draw:start-shape="id1" draw:start-glue-point="6" draw:end-shape="id2" svg:d="M10843 6334v2159h-1v2159" svg:viewBox="0 0 2 4319">
          <text:p text:style-name="P1"><text:span text:style-name="T1"/></text:p>
        </draw:connector>
        <draw:custom-shape draw:style-name="gr4" draw:text-style-name="P2" xml:id="id3" draw:id="id3" draw:layer="layout" svg:width="4.699cm" svg:height="1.397cm" svg:x="2.524cm" svg:y="4.91cm">
          <text:p text:style-name="P1"><text:span text:style-name="T1">audio 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3" draw:text-style-name="P3" draw:layer="layout" draw:type="line" svg:x1="6.745cm" svg:y1="5.609cm" svg:x2="8.62cm" svg:y2="5.572cm" draw:start-shape="id3" draw:start-glue-point="9" draw:end-shape="id1" draw:end-glue-point="5" svg:d="M6745 5609l1875-37" svg:viewBox="0 0 1876 38">
          <text:p text:style-name="P1"><text:span text:style-name="T1"/></text:p>
        </draw:connector>
        <draw:frame draw:style-name="gr5" draw:text-style-name="P4" draw:layer="layout" svg:width="3.302cm" svg:height="0.683cm" svg:x="7.604cm" svg:y="7.81cm">
          <draw:text-box>
            <text:p text:style-name="P1"><text:span text:style-name="T1">word/timestamp</text:span></text:p>
          </draw:text-box>
        </draw:frame>
        <draw:custom-shape draw:style-name="gr1" draw:text-style-name="P2" xml:id="id4" draw:id="id4" draw:layer="layout" svg:width="4.445cm" svg:height="1.524cm" svg:x="14.97cm" svg:y="7.35cm">
          <text:p text:style-name="P1"><text:span text:style-name="T1">subscri</text:span><text:span text:style-name="T1">ber1</text:span></text:p>
          <draw:enhanced-geometry svg:viewBox="0 0 21600 21600" draw:glue-points="10800 0 0 10800 10800 21600 21600 10800" draw:type="flowchart-process" draw:enhanced-path="M 0 0 L 21600 0 21600 21600 0 21600 0 0 Z N"/>
        </draw:custom-shape>
        <draw:custom-shape draw:style-name="gr1" draw:text-style-name="P2" xml:id="id5" draw:id="id5" draw:layer="layout" svg:width="4.445cm" svg:height="1.524cm" svg:x="14.97cm" svg:y="9.89cm">
          <text:p text:style-name="P1"><text:span text:style-name="T1">subscri</text:span><text:span text:style-name="T1">ber2</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13.192cm" svg:y1="12.049cm" svg:x2="14.97cm" svg:y2="8.112cm" draw:start-shape="id2" draw:start-glue-point="1" draw:end-shape="id4" draw:end-glue-point="5" svg:d="M13192 12049h889v-3937h889" svg:viewBox="0 0 1779 3938">
          <text:p text:style-name="P1"><text:span text:style-name="T1"/></text:p>
        </draw:connector>
        <draw:connector draw:style-name="gr3" draw:text-style-name="P3" draw:layer="layout" svg:x1="13.192cm" svg:y1="12.049cm" svg:x2="14.97cm" svg:y2="10.652cm" draw:start-shape="id2" draw:start-glue-point="1" draw:end-shape="id5" draw:end-glue-point="5" svg:d="M13192 12049h889v-1397h889" svg:viewBox="0 0 1779 1398">
          <text:p text:style-name="P1"><text:span text:style-name="T1"/></text:p>
        </draw:connector>
        <draw:custom-shape draw:style-name="gr6" draw:text-style-name="P2" draw:layer="layout" svg:width="3.048cm" svg:height="2.286cm" svg:x="15.732cm" svg:y="3.794cm">
          <text:p text:style-name="P1"><text:span text:style-name="T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 draw:text-style-name="P3" draw:layer="layout" svg:x1="17.256cm" svg:y1="7.35cm" svg:x2="17.256cm" svg:y2="6.08cm">
          <text:p text:style-name="P1"><text:span text:style-name="T1"/></text:p>
        </draw:line>
        <draw:custom-shape draw:style-name="gr4" draw:text-style-name="P2" draw:layer="layout" svg:width="4.699cm" svg:height="1.397cm" svg:x="14.843cm" svg:y="12.43cm">
          <text:p text:style-name="P1"><text:span text:style-name="T1">subtitle 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3" draw:text-style-name="P3" draw:layer="layout" svg:x1="17.129cm" svg:y1="11.414cm" svg:x2="17.129cm" svg:y2="12.43cm">
          <text:p text:style-name="P1"><text:span text:style-name="T1"/></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8T00:49:28.018436906</meta:creation-date>
    <dc:date>2020-03-09T01:18:27.447187747</dc:date>
    <meta:editing-duration>PT11M29S</meta:editing-duration>
    <meta:editing-cycles>4</meta:editing-cycles>
    <meta:generator>LibreOffice/6.2.8.2$Linux_X86_64 LibreOffice_project/20$Build-2</meta:generator>
    <meta:document-statistic meta:object-count="14"/>
  </office:meta>
</office:document-meta>
</file>